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WELCOME TO TECHNO INNOVATIONS</text:p>
      <text:p text:style-name="Normal"/>
      <text:p text:style-name="Normal">EMPLOYEE HANDBOOK <text:s/></text:p>
      <text:p text:style-name="Normal">Version 3.1 | Effective: Jan 2024</text:p>
      <text:p text:style-name="Normal"/>
      <text:p text:style-name="Normal">TABLE OF CONTENTS <text:s/></text:p>
      <text:p text:style-name="Normal">1. Company Mission &amp; Values <text:s/></text:p>
      <text:p text:style-name="Normal">2. Work Hours &amp; Attendance Policy <text:s/></text:p>
      <text:p text:style-name="Normal">3. Benefits Overview <text:s/></text:p>
      <text:p text:style-name="Normal"><text:s text:c="3"/>- Health Insurance <text:s/></text:p>
      <text:p text:style-name="Normal"><text:s text:c="3"/>- 401(k) Matching <text:s/></text:p>
      <text:p text:style-name="Normal"><text:s text:c="3"/>- Paid Time Off <text:s/></text:p>
      <text:p text:style-name="Normal">4. Code of Conduct <text:s/></text:p>
      <text:p text:style-name="Normal">5. IT Security Policies <text:s/></text:p>
      <text:p text:style-name="Normal"/>
      <text:p text:style-name="Normal">ACKNOWLEDGEMENT <text:s/></text:p>
      <text:p text:style-name="Normal">I have received and agree to comply with all policies: <text:s/></text:p>
      <text:p text:style-name="Normal">Employee Name: ___________________ <text:s/></text:p>
      <text:p text:style-name="Normal">Signature: ___________________ <text:s/></text:p>
      <text:p text:style-name="Normal">Date: ___________________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Tahom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noteSymbol" style:display-name="Footnote Symbol" style:family="text"/>
    <style:style style:name="EndnoteSymbol" style:display-name="Endnote Symbol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Jürgen Schmidt</meta:initial-creator>
    <dc:creator>Richa Manral</dc:creator>
    <meta:creation-date>2002-12-18T12:28:00Z</meta:creation-date>
    <dc:date>2025-09-15T09:54:00Z</dc:date>
    <meta:template xlink:href="Normal.dotm" xlink:type="simple"/>
    <meta:editing-cycles>5</meta:editing-cycles>
    <meta:editing-duration>PT18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72" meta:character-count="482" meta:row-count="3" meta:non-whitespace-character-count="411"/>
  </office:meta>
</office:document-meta>
</file>